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Heading_20_2">
      <style:text-properties style:font-name="Times" fo:font-size="12pt" style:font-size-asian="12pt" style:font-size-complex="12pt"/>
    </style:style>
    <style:style style:name="P2" style:family="paragraph" style:parent-style-name="Standard" style:list-style-name="L1">
      <style:text-properties officeooo:paragraph-rsid="00076abf"/>
    </style:style>
    <style:style style:name="P3" style:family="paragraph" style:parent-style-name="Standard">
      <style:text-properties officeooo:paragraph-rsid="00076abf"/>
    </style:style>
    <style:style style:name="P4" style:family="paragraph" style:parent-style-name="Heading_20_1">
      <style:text-properties style:font-name="Times" fo:font-size="12pt" fo:language="en" fo:country="GB" officeooo:paragraph-rsid="00076abf" style:font-name-asian="HG Mincho Light J" style:font-size-asian="12pt" style:font-name-complex="Tahoma" style:font-size-complex="12pt"/>
    </style:style>
    <style:style style:name="T1" style:family="text">
      <style:text-properties style:font-name-asian="FreeMono" style:font-name-complex="FreeMono"/>
    </style:style>
    <style:style style:name="T2" style:family="text">
      <style:text-properties officeooo:rsid="00076abf" style:font-name-asian="FreeMono" style:font-name-complex="FreeMono"/>
    </style:style>
    <style:style style:name="T3" style:family="text">
      <style:text-properties officeooo:rsid="00076abf"/>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Ingredients</text:h>
      <text:p text:style-name="P3"><text:span text:style-name="T2">700 grams thin flank or veal steaks</text:span></text:p>
      <text:p text:style-name="P3"><text:span text:style-name="T2">German ground mustard to taste</text:span></text:p>
      <text:p text:style-name="P3"><text:span text:style-name="T2">200 grams bacon or prosciutto</text:span></text:p>
      <text:p text:style-name="P3"><text:span text:style-name="T2">2 large onions</text:span></text:p>
      <text:p text:style-name="P3"><text:span text:style-name="T2">1 jar large dill pickles</text:span></text:p>
      <text:p text:style-name="P3"><text:span text:style-name="T2">2 tablespoons butter</text:span></text:p>
      <text:p text:style-name="P3"><text:span text:style-name="T2">2 ½ cups water</text:span></text:p>
      <text:p text:style-name="P3"><text:span text:style-name="T2">1 beef bouillon cube</text:span></text:p>
      <text:h text:style-name="P1" text:outline-level="2">Method</text:h>
      <text:list xml:id="list8316901881824044866" text:style-name="L1">
        <text:list-item>
          <text:p text:style-name="P2"><text:span text:style-name="T3">Generously spread one side of each filet with mustard to taste. Place bacon, onions and pickle slices on each filet and form into a roll. Use string or toothpicks to hold the roll together.</text:span></text:p>
        </text:list-item>
        <text:list-item>
          <text:p text:style-name="P2"><text:span text:style-name="T3">Heat a skillet over medium heat and melt butter. Place the rolls in the butter and saute until browned.</text:span></text:p>
        </text:list-item>
        <text:list-item>
          <text:p text:style-name="P2"><text:span text:style-name="T3">Pour in 2 1/2 cups of water and add the bouillon cube; stirring to dissolve the bouillon cube.</text:span></text:p>
        </text:list-item>
        <text:list-item>
          <text:p text:style-name="P2"><text:span text:style-name="T3">Simmer the rolls for about an hou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Charter" svg:font-family="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New Roman" style:font-name-complex="Tahoma1"/>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officeooo:paragraph-rsid="00076abf" style:font-name-asian="HG Mincho Light J" style:font-size-asian="12pt" style:font-name-complex="Tahoma" style:font-size-complex="12pt"/>
    </style:style>
    <style:style style:name="MT1" style:family="text">
      <style:text-properties officeooo:rsid="00076abf"/>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text:span text:style-name="MT1">German Rouladen</text:span></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meta:creation-date>2013-10-12T10:52:24</meta:creation-date>
    <dc:language>en-AU</dc:language>
    <meta:editing-cycles>2</meta:editing-cycles>
    <meta:editing-duration>P0D</meta:editing-duration>
    <meta:initial-creator>Frank Jung</meta:initial-creator>
    <dc:date>2013-10-12T11:00:10</dc:date>
    <dc:creator>Frank Jung</dc:creator>
    <meta:document-statistic meta:table-count="0" meta:image-count="0" meta:object-count="0" meta:page-count="1" meta:paragraph-count="15" meta:word-count="122" meta:character-count="647" meta:non-whitespace-character-count="544"/>
    <meta:user-defined meta:name="Info 1"/>
    <meta:user-defined meta:name="Info 2"/>
    <meta:user-defined meta:name="Info 3"/>
    <meta:user-defined meta:name="Info 4"/>
  </office:meta>
</office:document-meta>
</file>